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88cm"/>
    </style:style>
    <style:style style:name="co2" style:family="table-column">
      <style:table-column-properties fo:break-before="auto" style:column-width="15.5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0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kuten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ASRock Radeon RX 6600 XT Challenger D</text:p>
          </table:table-cell>
          <table:table-cell office:value-type="string" calcext:value-type="string">
            <text:p>https://fr.shopping.rakuten.com/offer/buy/7025263146/vga-asrock-rx6600xt-rx6600xt-cld-8go.html</text:p>
          </table:table-cell>
        </table:table-row>
        <table:table-row table:style-name="ro1">
          <table:table-cell table:style-name="ce3" office:value-type="string" calcext:value-type="string">
            <text:p>Asus Radeon RX 6600 DUAL</text:p>
          </table:table-cell>
          <table:table-cell office:value-type="string" calcext:value-type="string">
            <text:p>https://fr.shopping.rakuten.com/offer/buy/7408994561/asus-dual-rx6600-8g-carte-graphique.html</text:p>
          </table:table-cell>
        </table:table-row>
        <table:table-row table:style-name="ro1">
          <table:table-cell table:style-name="ce3" office:value-type="string" calcext:value-type="string">
            <text:p>Asus Radeon RX 6600 XT DUAL</text:p>
          </table:table-cell>
          <table:table-cell office:value-type="string" calcext:value-type="string">
            <text:p>https://fr.shopping.rakuten.com/offer/buy/7024842951/dual-rx6600xt-o8g-oc-edition-8gb-gddr6-hdmi-2-1-displayport-1.html</text:p>
          </table:table-cell>
        </table:table-row>
        <table:table-row table:style-name="ro1">
          <table:table-cell table:style-name="ce3" office:value-type="string" calcext:value-type="string">
            <text:p><text:a xlink:href="http://127.0.0.1:8000/admin/gpu_scraper/gpulist/6/change/" xlink:type="simple">Asus Radeon RX 6600 XT ROG STRIX OC</text:a></text:p>
          </table:table-cell>
          <table:table-cell office:value-type="string" calcext:value-type="string">
            <text:p>https://fr.shopping.rakuten.com/offer/buy/7051651927/rog-strix-rx6600xt-o8g-gaming-oc-edition-8gb-gddr6-hdmi-2-1-d.html</text:p>
          </table:table-cell>
        </table:table-row>
        <table:table-row table:style-name="ro1">
          <table:table-cell table:style-name="ce3" office:value-type="string" calcext:value-type="string">
            <text:p>Gigabyte Radeon RX 6600 EAGLE</text:p>
          </table:table-cell>
          <table:table-cell office:value-type="string" calcext:value-type="string">
            <text:p>https://fr.shopping.rakuten.com/offer/buy/7419409065/gigabyte-radeon-rx-6600-eagle-8g-carte-graphique.html</text:p>
          </table:table-cell>
        </table:table-row>
        <table:table-row table:style-name="ro1">
          <table:table-cell table:style-name="ce4" office:value-type="string" calcext:value-type="string">
            <text:p>Gigabyte Radeon RX 6600 XT EAGLE</text:p>
          </table:table-cell>
          <table:table-cell office:value-type="string" calcext:value-type="string">
            <text:p>https://fr.shopping.rakuten.com/offer/buy/7026135210/gigabyte-radeon-rx-6600-xt-eagle-8g-8192-mb-gddr6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11/change/" xlink:type="simple">Gigabyte Radeon RX 6600 XT GAMING OC</text:a></text:p>
          </table:table-cell>
          <table:table-cell office:value-type="string" calcext:value-type="string">
            <text:p>https://fr.shopping.rakuten.com/offer/buy/7026135211/gigabyte-radeon-rx-6600-xt-gaming-oc-8g-8192-mb-gddr6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17/change/" xlink:type="simple">Gigabyte Radeon RX 6600 XT GAMING OC PRO</text:a></text:p>
          </table:table-cell>
          <table:table-cell office:value-type="string" calcext:value-type="string">
            <text:p>https://fr.shopping.rakuten.com/offer/buy/7019674663/gigabyte-radeon-rx-6600-xt-gaming-oc-pro-8g-carte-graphique.html</text:p>
          </table:table-cell>
        </table:table-row>
        <table:table-row table:style-name="ro1">
          <table:table-cell table:style-name="ce5" office:value-type="string" calcext:value-type="string">
            <text:p><text:a xlink:href="http://127.0.0.1:8000/admin/gpu_scraper/gpulist/37/change/" xlink:type="simple">MSI Radeon RX 6600 XT MECH 2X OC</text:a></text:p>
          </table:table-cell>
          <table:table-cell office:value-type="string" calcext:value-type="string">
            <text:p>https://fr.shopping.rakuten.com/offer/buy/7024853054/msi-radeon-rx-6600-xt-mech-2x-8g-oc-8192-mb-gddr6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23/change/" xlink:type="simple">MSI Radeon RX 6600 XT Gaming X</text:a></text:p>
          </table:table-cell>
          <table:table-cell office:value-type="string" calcext:value-type="string">
            <text:p>https://fr.shopping.rakuten.com/offer/buy/7024853051/msi-radeon-rx-6600-xt-gaming-x-8g-8192-mb-gddr6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10/change/" xlink:type="simple">MSI Radeon RX 6600 XT MECH 2X OCV1</text:a></text:p>
          </table:table-cell>
          <table:table-cell office:value-type="string" calcext:value-type="string">
            <text:p>https://fr.shopping.rakuten.com/offer/buy/8088300573/carte-graphique-radeon-rx-6600xt-msi-rx-6600-xt-mech-2x-8g-ocv1-912-v502-022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8/change/" xlink:type="simple">MSI Radeon RX 6600 MECH 2X</text:a></text:p>
          </table:table-cell>
          <table:table-cell office:value-type="string" calcext:value-type="string">
            <text:p>https://fr.shopping.rakuten.com/offer/buy/7399567179/msi-rx-6600-mech-2x-8g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9/change/" xlink:type="simple">PowerColor Radeon 6600 Hellhound</text:a></text:p>
          </table:table-cell>
          <table:table-cell office:value-type="string" calcext:value-type="string">
            <text:p>https://fr.shopping.rakuten.com/offer/buy/7381177932/rx-6600-8gb-powercolor-hellhound-oc-8g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15/change/" xlink:type="simple">PowerColor Radeon 6600 Fighter</text:a></text:p>
          </table:table-cell>
          <table:table-cell office:value-type="string" calcext:value-type="string">
            <text:p>https://fr.shopping.rakuten.com/offer/buy/7399666031/rx-6600-8gb-powercolor-fighter-8g-retail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21/change/" xlink:type="simple">Sapphire Radeon RX 6600 XT Pulse</text:a></text:p>
          </table:table-cell>
          <table:table-cell office:value-type="string" calcext:value-type="string">
            <text:p>https://fr.shopping.rakuten.com/offer/buy/7025262933/sapphire-pulse-radeon-rx-6600-xt-gaming-oc-8g-8192-mb-gddr6.html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24/change/" xlink:type="simple">Sapphire Radeon RX 6600 XT Nitro+</text:a></text:p>
          </table:table-cell>
          <table:table-cell office:value-type="string" calcext:value-type="string">
            <text:p>https://fr.shopping.rakuten.com/offer/buy/7025262932/sapphire-nitro-radeon-rx-6600-xt-gaming-oc-8g-8192-mb-gddr6.html</text:p>
          </table:table-cell>
        </table:table-row>
      </table:table>
      <table:table table:name="Amazon" table:style-name="ta1">
        <table:table-column table:style-name="co4" table:default-cell-style-name="ce1"/>
        <table:table-column table:style-name="co3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://127.0.0.1:8000/admin/gpu_scraper/gpulist/18/change/" xlink:type="simple">ASRock Radeon RX 6600 XT Phantom Gaming OC</text:a></text:p>
          </table:table-cell>
          <table:table-cell office:value-type="string" calcext:value-type="string">
            <text:p>https://www.amazon.fr/Asrock-Phantom-Gaming-RX6600XT-Radeon/dp/B09BWRJL4V/ref=sr_1_2?__mk_fr_FR=%C3%85M%C3%85%C5%BD%C3%95%C3%91&amp;crid=3T2ZNH905L9KK&amp;keywords=asrock+rx6600xt&amp;qid=1646519004&amp;sprefix=asrockrx6600xt%2Caps%2C83&amp;sr=8-2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6/change/" xlink:type="simple">Asus Radeon RX 6600 XT ROG STRIX OC</text:a></text:p>
          </table:table-cell>
          <table:table-cell office:value-type="string" calcext:value-type="string">
            <text:p>https://www.amazon.fr/ROG-STRIX-RX6600XT-O8G-GAMING-OC-GDDR6-HDMI-2-1/dp/B09C8XV741/ref=sr_1_1?__mk_fr_FR=%C3%85M%C3%85%C5%BD%C3%95%C3%91&amp;crid=1P7MZHLW70QGR&amp;keywords=asus+rx6600xt&amp;qid=1646519086&amp;sprefix=asus+rx6600xt%2Caps%2C106&amp;sr=8-1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12/change/" xlink:type="simple">PowerColor Radeon 6600 XT Hellhound</text:a></text:p>
          </table:table-cell>
          <table:table-cell office:value-type="string" calcext:value-type="string">
            <text:p>https://www.amazon.fr/Powercolor-Hellhound-Radeon-6600XT-Graphique/dp/B09BWYTRXQ/ref=sr_1_1?__mk_fr_FR=%C3%85M%C3%85%C5%BD%C3%95%C3%91&amp;crid=1ZK03IEK2OGIX&amp;keywords=powercolor+radeon+rx+6600&amp;qid=1646559807&amp;sprefix=powercolor+radeon+rx+6600%2Caps%2C121&amp;sr=8-1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22/change/" xlink:type="simple">PowerColor Radeon 6600 XT Red Devil</text:a></text:p>
          </table:table-cell>
          <table:table-cell office:value-type="string" calcext:value-type="string">
            <text:p>https://www.amazon.fr/Powercolor-6600XT-Red-Devil-OC/dp/B09BWR9J1M/ref=sr_1_2?__mk_fr_FR=%C3%85M%C3%85%C5%BD%C3%95%C3%91&amp;crid=1ZK03IEK2OGIX&amp;keywords=powercolor+radeon+rx+6600&amp;qid=1646559807&amp;sprefix=powercolor+radeon+rx+6600%2Caps%2C121&amp;sr=8-2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15/change/" xlink:type="simple">PowerColor Radeon 6600 Fighter</text:a></text:p>
          </table:table-cell>
          <table:table-cell office:value-type="string" calcext:value-type="string">
            <text:p>https://www.amazon.fr/Powercolor-6600-Fighter-Carte-Graphique/dp/B09H3PY14M/ref=sr_1_4?__mk_fr_FR=%C3%85M%C3%85%C5%BD%C3%95%C3%91&amp;crid=1ZK03IEK2OGIX&amp;keywords=powercolor+radeon+rx+6600&amp;qid=1646559807&amp;sprefix=powercolor+radeon+rx+6600%2Caps%2C121&amp;sr=8-4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9/change/" xlink:type="simple">PowerColor Radeon 6600 Hellhound</text:a></text:p>
          </table:table-cell>
          <table:table-cell table:style-name="ce6" office:value-type="string" calcext:value-type="string">
            <text:p>https://www.amazon.fr/Powercolor-6600-Hellhound-Carte-Graphique/dp/B09H3NX9HZ/ref=sr_1_15?__mk_fr_FR=%C3%85M%C3%85%C5%BD%C3%95%C3%91&amp;crid=1ZK03IEK2OGIX&amp;keywords=powercolor+radeon+rx+6600&amp;qid=1646559807&amp;sprefix=powercolor+radeon+rx+6600%2Caps%2C121&amp;sr=8-15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14/change/" xlink:type="simple">PowerColor Radeon 6600 XT Fighter</text:a></text:p>
          </table:table-cell>
          <table:table-cell office:value-type="string" calcext:value-type="string">
            <text:p>https://www.amazon.fr/Powercolor-Hellhound-Spectral-Graphique-Radeon/dp/B09BY57MT3/ref=sr_1_1?__mk_fr_FR=%C3%85M%C3%85%C5%BD%C3%95%C3%91&amp;crid=28584NZ2WMVFI&amp;keywords=powercolor+radeon+rx+6600+xt&amp;qid=1646559974&amp;sprefix=powercolor+radeon+rx+6600+xt%2Caps%2C104&amp;sr=8-1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21/change/" xlink:type="simple">Sapphire Radeon RX 6600 XT Pulse</text:a></text:p>
          </table:table-cell>
          <table:table-cell office:value-type="string" calcext:value-type="string">
            <text:p>https://www.amazon.fr/SAPPHIRE-Pulse-RadeonTM-Gaming-Triple/dp/B099Y4SYTK/ref=sr_1_1?__mk_fr_FR=%C3%85M%C3%85%C5%BD%C3%95%C3%91&amp;crid=3K2HTDXAPQDXC&amp;keywords=sapphire+radeon+rx+6600+xt&amp;qid=1646560058&amp;sprefix=sapphire+radeon+rx+6600+xt%2Caps%2C83&amp;sr=8-1</text:p>
          </table:table-cell>
        </table:table-row>
        <table:table-row table:style-name="ro1">
          <table:table-cell office:value-type="string" calcext:value-type="string">
            <text:p><text:a xlink:href="http://127.0.0.1:8000/admin/gpu_scraper/gpulist/5/change/" xlink:type="simple">Sapphire Radeon RX 6600 Pulse</text:a></text:p>
          </table:table-cell>
          <table:table-cell office:value-type="string" calcext:value-type="string">
            <text:p>https://www.amazon.fr/Sapphire-Pulse-Radeon-Gaming-Triple/dp/B09G3F8PM7/ref=sr_1_3?__mk_fr_FR=%C3%85M%C3%85%C5%BD%C3%95%C3%91&amp;crid=12N4FH5QDMDJ9&amp;keywords=sapphire+rx+6600+nitro%2B&amp;qid=1646560184&amp;sprefix=sapphire+rx+6600+nitro%2B%2Caps%2C102&amp;sr=8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0:31:36.688117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23:14:49.097540333</meta:creation-date>
    <dc:date>2022-03-06T10:51:58.595806916</dc:date>
    <meta:editing-duration>PT1H3M26S</meta:editing-duration>
    <meta:editing-cycles>3</meta:editing-cycles>
    <meta:generator>LibreOffice/7.2.5.2$Linux_X86_64 LibreOffice_project/20$Build-2</meta:generator>
    <meta:document-statistic meta:table-count="2" meta:cell-count="50" meta:object-count="0"/>
  </office:meta>
</office:document-meta>
</file>